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069581F0BDC12B69772.png" manifest:media-type="image/png"/>
  <manifest:file-entry manifest:full-path="Pictures/10000201000002820000020EC976CADD298E08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417in" svg:y="0.15in" svg:width="6.6874in" svg:height="5.4791in" draw:z-index="0"><draw:image xlink:href="Pictures/10000201000002820000020EC976CADD298E082D.png" xlink:type="simple" xlink:show="embed" xlink:actuate="onLoad" loext:mime-type="image/x-vclgraphic"/></draw:frame></text:p>
      <text:p text:style-name="Standard"/>
      <text:p text:style-name="Standard"><draw:frame draw:style-name="fr1" draw:name="Image2" text:anchor-type="paragraph" svg:x="1.4835in" svg:y="0.9272in" svg:width="4.0626in" svg:height="1.0937in" draw:z-index="1"><draw:image xlink:href="Pictures/100002010000018600000069581F0BDC12B6977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1:03:47.724610496</meta:creation-date>
    <dc:date>2019-12-02T11:07:37.836357960</dc:date>
    <meta:editing-duration>PT3M5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